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7e5a"/>
    </style:style>
    <style:style style:name="P2" style:family="paragraph" style:parent-style-name="Text_20_body">
      <style:text-properties fo:color="#000000" style:font-name="DejaVu Sans Mono" fo:font-size="14pt" fo:font-weight="normal" officeooo:rsid="001f231b" officeooo:paragraph-rsid="001f231b" style:font-weight-asian="normal" style:font-weight-complex="normal"/>
    </style:style>
    <style:style style:name="P3" style:family="paragraph" style:parent-style-name="Heading_20_1">
      <style:text-properties officeooo:rsid="00197e5a" officeooo:paragraph-rsid="00197e5a"/>
    </style:style>
    <style:style style:name="P4" style:family="paragraph" style:parent-style-name="Text_20_body" style:list-style-name="L1">
      <style:text-properties fo:color="#3465a4" fo:font-weight="bold" officeooo:rsid="00197e5a" officeooo:paragraph-rsid="00197e5a" style:font-weight-asian="bold" style:font-weight-complex="bold"/>
    </style:style>
    <style:style style:name="P5" style:family="paragraph" style:parent-style-name="Text_20_body" style:list-style-name="L1">
      <style:text-properties fo:color="#000000" fo:font-weight="bold" officeooo:rsid="00197e5a" officeooo:paragraph-rsid="00197e5a" style:font-weight-asian="bold" style:font-weight-complex="bold"/>
    </style:style>
    <style:style style:name="P6" style:family="paragraph" style:parent-style-name="Text_20_body" style:list-style-name="L2">
      <style:text-properties fo:color="#000000" fo:font-weight="bold" officeooo:rsid="00197e5a" officeooo:paragraph-rsid="00197e5a" style:font-weight-asian="bold" style:font-weight-complex="bold"/>
    </style:style>
    <style:style style:name="P7" style:family="paragraph" style:parent-style-name="Text_20_body" style:list-style-name="L3">
      <style:text-properties fo:color="#000000" style:font-name="DejaVu Sans Mono" fo:font-size="14pt" fo:font-weight="bold" officeooo:rsid="001b4c5c" officeooo:paragraph-rsid="001b4c5c" style:font-weight-asian="bold" style:font-weight-complex="bold"/>
    </style:style>
    <style:style style:name="P8" style:family="paragraph" style:parent-style-name="Text_20_body" style:list-style-name="L4">
      <style:text-properties fo:color="#000000" style:font-name="DejaVu Sans Mono" fo:font-size="14pt" fo:font-weight="bold" officeooo:rsid="001d0581" officeooo:paragraph-rsid="001d0581" style:font-weight-asian="bold" style:font-weight-complex="bold"/>
    </style:style>
    <style:style style:name="P9" style:family="paragraph" style:parent-style-name="Text_20_body" style:list-style-name="L6">
      <style:text-properties fo:color="#000000" style:font-name="DejaVu Sans Mono" fo:font-size="14pt" fo:font-weight="bold" officeooo:rsid="001f231b" officeooo:paragraph-rsid="001f231b" style:font-weight-asian="bold" style:font-weight-complex="bold"/>
    </style:style>
    <style:style style:name="P10" style:family="paragraph" style:parent-style-name="Text_20_body" style:list-style-name="L2">
      <style:text-properties officeooo:paragraph-rsid="001b4c5c"/>
    </style:style>
    <style:style style:name="P11" style:family="paragraph" style:parent-style-name="Text_20_body" style:list-style-name="L2">
      <style:text-properties fo:font-weight="bold" officeooo:rsid="001b4c5c" officeooo:paragraph-rsid="001b4c5c" style:font-weight-asian="bold" style:font-weight-complex="bold"/>
    </style:style>
    <style:style style:name="P12" style:family="paragraph" style:parent-style-name="Text_20_body" style:list-style-name="L4">
      <style:text-properties fo:font-weight="bold" officeooo:rsid="001d0581" officeooo:paragraph-rsid="001b4c5c" style:font-weight-asian="bold" style:font-weight-complex="bold"/>
    </style:style>
    <style:style style:name="P13" style:family="paragraph" style:parent-style-name="Text_20_body" style:list-style-name="L5">
      <style:text-properties fo:font-weight="bold" officeooo:rsid="001d0581" officeooo:paragraph-rsid="001d0581" style:font-weight-asian="bold" style:font-weight-complex="bold"/>
    </style:style>
    <style:style style:name="P14" style:family="paragraph" style:parent-style-name="Text_20_body" style:list-style-name="L5">
      <style:text-properties fo:font-weight="bold" officeooo:rsid="001eec3b" officeooo:paragraph-rsid="001eec3b" style:font-weight-asian="bold" style:font-weight-complex="bold"/>
    </style:style>
    <style:style style:name="P15" style:family="paragraph" style:parent-style-name="Text_20_body" style:list-style-name="L6">
      <style:text-properties fo:font-weight="bold" officeooo:rsid="001f231b" officeooo:paragraph-rsid="001f231b" style:font-weight-asian="bold" style:font-weight-complex="bold"/>
    </style:style>
    <style:style style:name="P16" style:family="paragraph" style:parent-style-name="Text_20_body">
      <style:text-properties fo:font-weight="bold" officeooo:rsid="001f231b" officeooo:paragraph-rsid="001f231b" style:font-weight-asian="bold" style:font-weight-complex="bold"/>
    </style:style>
    <style:style style:name="P17" style:family="paragraph" style:parent-style-name="Text_20_body" style:list-style-name="L7">
      <style:text-properties fo:font-weight="bold" officeooo:rsid="001fef3c" officeooo:paragraph-rsid="001fef3c" style:font-weight-asian="bold" style:font-weight-complex="bold"/>
    </style:style>
    <style:style style:name="P18" style:family="paragraph" style:parent-style-name="Text_20_body" style:list-style-name="L7">
      <style:text-properties officeooo:paragraph-rsid="001fef3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c5c" style:font-weight-asian="normal" style:font-weight-complex="normal"/>
    </style:style>
    <style:style style:name="T3" style:family="text">
      <style:text-properties fo:color="#000000" fo:font-weight="bold" officeooo:rsid="001b4c5c" style:font-weight-asian="bold" style:font-weight-complex="bold"/>
    </style:style>
    <style:style style:name="T4" style:family="text">
      <style:text-properties fo:color="#000000" style:font-name="DejaVu Sans Mono" fo:font-size="14pt"/>
    </style:style>
    <style:style style:name="T5" style:family="text">
      <style:text-properties fo:color="#000000" style:font-name="DejaVu Sans Mono" fo:font-size="14pt" fo:font-weight="normal" style:font-weight-asian="normal" style:font-weight-complex="normal"/>
    </style:style>
    <style:style style:name="T6" style:family="text">
      <style:text-properties fo:color="#000000" style:font-name="DejaVu Sans Mono" fo:font-size="14pt" fo:font-weight="normal" officeooo:rsid="001b4c5c" style:font-weight-asian="normal" style:font-weight-complex="normal"/>
    </style:style>
    <style:style style:name="T7" style:family="text">
      <style:text-properties fo:color="#000000" style:font-name="DejaVu Sans Mono" fo:font-size="14pt" fo:font-weight="normal" officeooo:rsid="001fef3c" style:font-weight-asian="normal" style:font-weight-complex="normal"/>
    </style:style>
    <style:style style:name="T8" style:family="text">
      <style:text-properties fo:color="#000000" style:font-name="DejaVu Sans Mono" fo:font-size="14pt" fo:font-weight="bold" officeooo:rsid="001fef3c" style:font-weight-asian="bold" style:font-weight-complex="bold"/>
    </style:style>
    <style:style style:name="T9" style:family="text">
      <style:text-properties fo:color="#000000" style:font-name="DejaVu Sans Mono" fo:font-size="14pt" fo:font-style="italic" fo:font-weight="normal" officeooo:rsid="001fef3c" style:font-style-asian="italic" style:font-weight-asian="normal" style:font-style-complex="italic" style:font-weight-complex="normal"/>
    </style:style>
    <style:style style:name="T10" style:family="text">
      <style:text-properties fo:color="#000000" style:font-name="DejaVu Sans Mono"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DejaVu Sans Mono" fo:font-size="14pt" fo:font-style="normal" fo:font-weight="normal" officeooo:rsid="001fef3c" style:font-style-asian="normal" style:font-weight-asian="normal" style:font-style-complex="normal" style:font-weight-complex="normal"/>
    </style:style>
    <style:style style:name="T12" style:family="text">
      <style:text-properties fo:color="#000000" style:font-name="DejaVu Sans Mono" fo:font-size="14pt" fo:font-style="normal" style:font-style-asian="normal" style:font-style-complex="normal"/>
    </style:style>
    <style:style style:name="T13" style:family="text">
      <style:text-properties fo:color="#000000" style:font-name="DejaVu Sans Mono" fo:font-size="14pt" fo:font-style="normal" officeooo:rsid="001fef3c" style:font-style-asian="normal" style:font-style-complex="normal"/>
    </style:style>
    <style:style style:name="T14" style:family="text">
      <style:text-properties officeooo:rsid="001fef3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sterMind Creating the Game</text:h>
      <text:p text:style-name="P1"/>
      <text:list xml:id="list3444821995" text:style-name="L1">
        <text:list-item>
          <text:p text:style-name="P4">Java Collections</text:p>
        </text:list-item>
        <text:list-item>
          <text:p text:style-name="P5">Sets:<text:span text:style-name="T1"> </text:span></text:p>
        </text:list-item>
      </text:list>
      <text:list xml:id="list3271033627" text:style-name="L2">
        <text:list-item>
          <text:list>
            <text:list-item>
              <text:p text:style-name="P6">HashSet<text:span text:style-name="T1">: this set hashes the element before storing them, you have to provide an implementation of the equal and the hashCode function.</text:span></text:p>
            </text:list-item>
            <text:list-item>
              <text:p text:style-name="P6">EnumSet<text:span text:style-name="T1">: if you have enum class you can use this type of set, it uses bit manuipulation internally for effeciency.</text:span></text:p>
            </text:list-item>
            <text:list-item>
              <text:p text:style-name="P6">LinkedHashSet<text:span text:style-name="T1">: </text:span><text:span text:style-name="T2">when iterating over this set, you will iterate over the elements in the order you added them, this is not true in HashSet case.</text:span></text:p>
            </text:list-item>
            <text:list-item>
              <text:p text:style-name="P10"><text:span text:style-name="T3">SortedSet&lt;&lt;Interface&gt;&gt;: </text:span><text:span text:style-name="T6">you iterate in sorted order, but the objects must be Comparable or you provide a Comparator.</text:span></text:p>
            </text:list-item>
            <text:list-item>
              <text:p text:style-name="P11"><text:span text:style-name="T4">NaviagableSet&lt;&lt;Interface&gt;&gt;:</text:span><text:span text:style-name="T5"> extends SortedSet with extra methods that lets you do proximity search in the set like search for the element equal or less than the searched object.</text:span></text:p>
            </text:list-item>
            <text:list-item>
              <text:p text:style-name="P11"><text:span text:style-name="T4">TreeSet</text:span><text:span text:style-name="T5">: is an implementation of naviagable set and sortedSet.</text:span></text:p>
            </text:list-item>
          </text:list>
        </text:list-item>
      </text:list>
      <text:list xml:id="list461255227" text:style-name="L3">
        <text:list-item>
          <text:p text:style-name="P7">List:</text:p>
        </text:list-item>
      </text:list>
      <text:list xml:id="list2600204373" text:style-name="L4">
        <text:list-item>
          <text:list>
            <text:list-item>
              <text:p text:style-name="P12"><text:span text:style-name="T4">LinkedList:</text:span><text:span text:style-name="T5"> it is a doubly linked list</text:span></text:p>
            </text:list-item>
            <text:list-item>
              <text:p text:style-name="P8">ArrayList<text:tab/></text:p>
            </text:list-item>
          </text:list>
        </text:list-item>
      </text:list>
      <text:list xml:id="list2626428332" text:style-name="L5">
        <text:list-item>
          <text:p text:style-name="P13"><text:span text:style-name="T4">Queue: </text:span><text:span text:style-name="T5">the methods remove, add, element throws exceptions while, offer, peek, poll return null or false.</text:span></text:p>
        </text:list-item>
        <text:list-item>
          <text:p text:style-name="P13"><text:span text:style-name="T4">Dequeue: </text:span><text:span text:style-name="T5">extends queue and it allows adding and removing from both sides of the queue.</text:span></text:p>
        </text:list-item>
        <text:list-item>
          <text:p text:style-name="P14"><text:soft-page-break/><text:span text:style-name="T4">Map: </text:span><text:span text:style-name="T5">the methods put(key, value) returns the old element if it exist</text:span></text:p>
        </text:list-item>
      </text:list>
      <text:list xml:id="list221193818" text:style-name="L6">
        <text:list-item>
          <text:list>
            <text:list-item>
              <text:p text:style-name="P9">HashMap</text:p>
            </text:list-item>
            <text:list-item>
              <text:p text:style-name="P15"><text:span text:style-name="T4">IdentityHashMap: </text:span><text:span text:style-name="T5">it is the same as the HashMap but it uses the == instead of equals() method</text:span></text:p>
            </text:list-item>
          </text:list>
        </text:list-item>
      </text:list>
      <text:p text:style-name="P16"><text:span text:style-name="T5"/></text:p>
      <text:list xml:id="list1019206996" text:style-name="L7">
        <text:list-item>
          <text:p text:style-name="P18"><text:span text:style-name="T8">JavaDoc: </text:span><text:span text:style-name="T7">to start a documentation you can type<text:line-break/>/</text:span><text:span text:style-name="T9">** document here **</text:span><text:span text:style-name="T11">/</text:span></text:p>
        </text:list-item>
        <text:list-item>
          <text:p text:style-name="P17"><text:span text:style-name="T12">Documentation tags: </text:span><text:span text:style-name="T10">@param, @return, @author, @revision, @exception, @see, @since, @serial, @deprecated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style-name="Book" style:font-family-generic="modern" style:font-pitch="fixed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02:16:06.466768440</meta:creation-date>
    <meta:editing-duration>PT3M23S</meta:editing-duration>
    <meta:editing-cycles>3</meta:editing-cycles>
    <meta:generator>LibreOffice/6.4.7.2$Linux_X86_64 LibreOffice_project/40$Build-2</meta:generator>
    <dc:date>2022-02-19T19:06:04.172562064</dc:date>
    <meta:document-statistic meta:table-count="0" meta:image-count="0" meta:object-count="0" meta:page-count="2" meta:paragraph-count="19" meta:word-count="238" meta:character-count="1405" meta:non-whitespace-character-count="1202"/>
  </office:meta>
</office:document-meta>
</file>